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T4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Hello {d.firstname} {d.lastname} !!!</text:p>
      <text:p text:style-name="Normal">dezdezdezdez</text:p>
      <text:p text:style-name="P2">My friend !!!</text:p>
      <text:p text:style-name="P3"/>
      <text:p text:style-name="Normal"><text:span text:style-name="T4">{d.toto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ime magne</meta:initial-creator>
    <dc:creator>maxime magne</dc:creator>
    <meta:creation-date>2019-05-06T14:54:00Z</meta:creation-date>
    <dc:date>2019-08-26T13:34:00Z</dc:date>
    <meta:template xlink:href="Normal.dotm" xlink:type="simple"/>
    <meta:editing-cycles>62</meta:editing-cycles>
    <meta:editing-duration>PT900S</meta:editing-duration>
    <meta:document-statistic meta:page-count="1" meta:paragraph-count="1" meta:word-count="11" meta:character-count="73" meta:row-count="1" meta:non-whitespace-character-count="63"/>
  </office:meta>
</office:document-meta>
</file>